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5f43" officeooo:paragraph-rsid="001f5f43"/>
    </style:style>
    <style:style style:name="P2" style:family="paragraph" style:parent-style-name="Standard">
      <style:text-properties officeooo:paragraph-rsid="001f5f43"/>
    </style:style>
    <style:style style:name="T1" style:family="text">
      <style:text-properties officeooo:rsid="001f5f43"/>
    </style:style>
    <style:style style:name="T2" style:family="text">
      <style:text-properties officeooo:rsid="001f94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AL: <text:s/>When launched, the app should load a landing page should containing links to two other pages, a ‘strawberries’ page and a ‘raspberries’ page. <text:s/>When clicked, the user should be redirected to ‘strawberries’ and ‘raspberries’ views. <text:s/></text:p>
      <text:p text:style-name="P1"/>
      <text:p text:style-name="P1">You will split into two teams. <text:s/>Each will have a randomly assigned TEAM GitHub manager. <text:s/>One person will randomly be assigned to be the MAIN GitHub manager.</text:p>
      <text:p text:style-name="P1"/>
      <text:p text:style-name="P1">Instructions:</text:p>
      <text:p text:style-name="P1"/>
      <text:p text:style-name="P1">The MAIN GitHub manager creates an app using the express generator, then renames app.js to server.js, being sure to change the www file inside the bin directory to reflect the change.</text:p>
      <text:p text:style-name="P1"/>
      <text:p text:style-name="P1">They then create a GitHub repository and push their application to it.</text:p>
      <text:p text:style-name="P1"/>
      <text:p text:style-name="P1">Each TEAM GitHub manager forks the MAIN GitHub manager’s repo and clones it to their local machine <text:span text:style-name="T2">(being sure to install node modules with npm i)</text:span>. <text:s/>They checkout into a feature branch, add the appropriate code for their team’s fruit <text:span text:style-name="T2">feature</text:span>, then pushes the branch to their forked repo.</text:p>
      <text:p text:style-name="P1"/>
      <text:p text:style-name="P1">They then submit pull requests with their changes to the MAIN GitHub manager’s repo with their added code.</text:p>
      <text:p text:style-name="P1"/>
      <text:p text:style-name="P2"><text:span text:style-name="T1">Each view should have a picture of the appropriate fruit, and a button to navigate back to the index pa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5T10:07:07.242674601</meta:creation-date>
    <dc:date>2020-06-15T14:25:03.166753306</dc:date>
    <meta:editing-duration>PT3H39M25S</meta:editing-duration>
    <meta:editing-cycles>1</meta:editing-cycles>
    <meta:document-statistic meta:table-count="0" meta:image-count="0" meta:object-count="0" meta:page-count="1" meta:paragraph-count="8" meta:word-count="194" meta:character-count="1159" meta:non-whitespace-character-count="966"/>
    <meta:generator>LibreOffice/6.4.3.2$Linux_X86_64 LibreOffice_project/40$Build-2</meta:generator>
  </office:meta>
</office:document-meta>
</file>